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LIAISON EXT</text:p>
      <text:p text:style-name="P1">Nouméa le: <text:date style:data-style-name="N37" text:date-value="2013-03-18T20:13:22.99" text:fixed="true">03/18/13</text:date></text:p>
      <text:p text:style-name="P1">NOM, Prénom: <text:text-input text:description="&lt;o.partner_id.fullname&gt;">fullname</text:text-input></text:p>
      <text:p text:style-name="P1">date de naissance:<text:text-input text:description="&lt;o.partner_id.dob&gt;">dob</text:text-input></text:p>
      <text:p text:style-name="P1">set de language: <text:text-input text:description="&lt;setLang(o.partner_id.lang or 'fr_FR')&gt;">&lt;setLang(o.partner_id.lang or 'fr_FR')&gt;</text:text-input></text:p>
      <text:p text:style-name="P1">date de naissance avec formatLang: <text:text-input text:description="&lt;formatLang(o.partner_id.dob,date=True)&gt;">&lt;formatLang(o.partner_id.dob,date=True)&gt;</text:text-input></text:p>
      <text:p text:style-name="P1">Age: <text:text-input text:description="&lt;o.partner_id.age&gt;">age</text:text-input></text:p>
      <text:p text:style-name="P1">Type d'intervention:<text:text-input text:description="&lt;o.comment&gt;">comment</text:text-input></text:p>
      <text:p text:style-name="P1">ODG: <text:text-input text:description="&lt;o.odg&gt;">odg</text:text-input> s'affiche la clef c'est bof</text:p>
      <text:p text:style-name="P1">ODG:<text:text-input text:description="&lt;get_selection_item(o,&quot;odg&quot;)&gt;">odg_get_selection</text:text-input></text:p>
      <text:p text:style-name="P1">Type d'anesthésie souhaitée:<text:text-input text:description="&lt;o.ane_type&gt;">type ane</text:text-input></text:p>
      <text:p text:style-name="P1">Date d'intervention with format lang:<text:text-input text:description="&lt;formatLang(o.bloc_agenda_id.name,date=True)&gt;">date</text:text-input></text:p>
      <text:p text:style-name="P1">Date d'intervention without format lang:<text:text-input text:description="&lt;o.bloc_agenda_id.name&gt;">date</text:text-input></text:p>
      <text:p text:style-name="P1">Durée d'hospitalisation:<text:text-input text:description="&lt;o.hospit_type&gt;">hospit_type</text:text-input></text:p>
      <text:p text:style-name="P1">Dilatation: Mydriaticum/Néosynéphrine:NON</text:p>
      <text:p text:style-name="P2">Dr FRANCOIS</text:p>
      <text:p text:style-name="P3">PKE+ICP: Phakoémulsification + implant de chambre postérieure</text:p>
      <text:p text:style-name="P3">V3V: Vitrectomie 3 Voies</text:p>
      <text:p text:style-name="P3">PM: Pelage de Membrane</text:p>
      <text:p text:style-name="P3">EL: Endolaser</text:p>
      <text:p text:style-name="P3">HS: Huile de Silicone</text:p>
      <text:p text:style-name="P3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3-03-18T21:49:51</dc:date>
    <meta:editing-duration>PT1H36M27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1" meta:paragraph-count="22" meta:word-count="80" meta:character-count="681" meta:non-whitespace-character-count="623"/>
  </office:meta>
</office:document-meta>
</file>